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a6a0a" officeooo:paragraph-rsid="004a6a0a"/>
    </style:style>
    <style:style style:name="P2" style:family="paragraph" style:parent-style-name="Heading_20_1" style:master-page-name="Right_20_Page">
      <style:paragraph-properties style:page-number="auto"/>
      <style:text-properties officeooo:rsid="004a6a0a" officeooo:paragraph-rsid="004a6a0a"/>
    </style:style>
    <style:style style:name="P3" style:family="paragraph" style:parent-style-name="Heading_20_2">
      <style:text-properties officeooo:paragraph-rsid="0044b8fe"/>
    </style:style>
    <style:style style:name="P4" style:family="paragraph" style:parent-style-name="Heading_20_3">
      <style:text-properties officeooo:rsid="004a6a0a" officeooo:paragraph-rsid="004a6a0a"/>
    </style:style>
    <style:style style:name="P5" style:family="paragraph" style:parent-style-name="Heading_20_3">
      <style:text-properties officeooo:paragraph-rsid="004a6a0a"/>
    </style:style>
    <style:style style:name="T1" style:family="text">
      <style:text-properties officeooo:rsid="004a6a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He's Got The Whole World in His Hands</text:h>
      <text:p text:style-name="P3">(Traditional)</text:p>
      <text:p text:style-name="P4">[CHORUS]</text:p>
      <text:p text:style-name="P1">G <text:s text:c="57"/></text:p>
      <text:p text:style-name="P1">He's got the whole world in His hands </text:p>
      <text:p text:style-name="P1"><text:s text:c="13"/>D7 </text:p>
      <text:p text:style-name="P1">He's got the whole wide world in His hands</text:p>
      <text:p text:style-name="P1"><text:s text:c="13"/>G <text:s text:c="36"/></text:p>
      <text:p text:style-name="P1">He's got the whole world in His hands </text:p>
      <text:p text:style-name="P1"><text:s text:c="13"/>D7 <text:s text:c="16"/>G</text:p>
      <text:p text:style-name="P1">He's got the whole world in His hands</text:p>
      <text:p text:style-name="Heading_20_3">[VERSE <text:span text:style-name="T1">1</text:span>]</text:p>
      <text:p text:style-name="P1">G</text:p>
      <text:p text:style-name="P1">He's got the little bitty babies in His hands </text:p>
      <text:p text:style-name="P1"><text:s text:c="13"/>D7 </text:p>
      <text:p text:style-name="P1">He's got the little babies in His hands</text:p>
      <text:p text:style-name="P1"><text:s text:c="13"/>G <text:s text:c="46"/></text:p>
      <text:p text:style-name="P1">He's got the little bitty babies in His hands </text:p>
      <text:p text:style-name="P1"><text:s text:c="13"/>D7 <text:s text:c="16"/>G <text:s text:c="2"/></text:p>
      <text:p text:style-name="P1">He's got the whole world in His hands</text:p>
      <text:p text:style-name="Heading_20_3">[CHORUS]</text:p>
      <text:p text:style-name="P1">G <text:s text:c="38"/></text:p>
      <text:p text:style-name="P1">He's got the whole world in His hands </text:p>
      <text:p text:style-name="P1"><text:s text:c="13"/>D7 <text:s/></text:p>
      <text:p text:style-name="P1">He's got the whole wide world in His hands</text:p>
      <text:p text:style-name="P1"><text:s text:c="13"/>G <text:s text:c="18"/></text:p>
      <text:p text:style-name="P1">He's got the whole world in His hands </text:p>
      <text:p text:style-name="P1"><text:s text:c="13"/>D7 <text:s text:c="16"/>G</text:p>
      <text:p text:style-name="P1">He's got the whole world in His hands</text:p>
      <text:p text:style-name="Heading_20_3">[VERSE <text:span text:style-name="T1">2</text:span>]</text:p>
      <text:p text:style-name="P1">G <text:s text:c="11"/></text:p>
      <text:p text:style-name="P1">He's got the wind and the rain in His hands </text:p>
      <text:p text:style-name="P1"><text:s text:c="13"/>D7 </text:p>
      <text:p text:style-name="P1">He's got the wind and the rain in His hands</text:p>
      <text:p text:style-name="P1"><text:soft-page-break/><text:s text:c="13"/>G <text:s text:c="20"/></text:p>
      <text:p text:style-name="P1">He's got the wind and the rain in His hands </text:p>
      <text:p text:style-name="P1"><text:s text:c="13"/>D7 <text:s text:c="16"/>G</text:p>
      <text:p text:style-name="P1">He's got the whole world in His hands</text:p>
      <text:p text:style-name="Heading_20_3">[CHORUS]</text:p>
      <text:p text:style-name="P1">G</text:p>
      <text:p text:style-name="P1">He's got the whole world in His hands </text:p>
      <text:p text:style-name="P1"><text:s text:c="13"/>D7</text:p>
      <text:p text:style-name="P1">He's got the whole wide world in His hands</text:p>
      <text:p text:style-name="P1"><text:s text:c="13"/>G <text:s text:c="21"/></text:p>
      <text:p text:style-name="P1">He's got the whole world in His hands </text:p>
      <text:p text:style-name="P1"><text:s text:c="13"/>D7 <text:s text:c="16"/>G</text:p>
      <text:p text:style-name="P1">He's got the whole world in His hands</text:p>
      <text:p text:style-name="Heading_20_3">[VERSE <text:span text:style-name="T1">3</text:span>]</text:p>
      <text:p text:style-name="P1">G</text:p>
      <text:p text:style-name="P1">He's got everybody here in His hands </text:p>
      <text:p text:style-name="P1"><text:s text:c="11"/>D7 </text:p>
      <text:p text:style-name="P1">He's got everybody here in His hands</text:p>
      <text:p text:style-name="P1"><text:s text:c="11"/>G <text:s text:c="23"/></text:p>
      <text:p text:style-name="P1">He's got everybody here in His hands </text:p>
      <text:p text:style-name="P1"><text:s text:c="13"/>D7 <text:s text:c="16"/>G </text:p>
      <text:p text:style-name="P1">He's got the whole world in His hands</text:p>
      <text:p text:style-name="P5">[CHORUS]</text:p>
      <text:p text:style-name="P1">G</text:p>
      <text:p text:style-name="P1">He's got the whole world in His hands </text:p>
      <text:p text:style-name="P1"><text:s text:c="13"/>D7</text:p>
      <text:p text:style-name="P1">He's got the whole wide world in His hands</text:p>
      <text:p text:style-name="P1"><text:s text:c="13"/>G <text:s text:c="21"/></text:p>
      <text:p text:style-name="P1">He's got the whole world in His hands </text:p>
      <text:p text:style-name="P1"><text:s text:c="13"/>D7 <text:s text:c="16"/>G</text:p>
      <text:p text:style-name="P1">He's got the whole world in His han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30M51S</meta:editing-duration>
    <meta:editing-cycles>55</meta:editing-cycles>
    <meta:generator>LibreOffice/5.2.7.2$Linux_X86_64 LibreOffice_project/20m0$Build-2</meta:generator>
    <dc:title>Lyrics + Chords</dc:title>
    <dc:date>2017-10-14T08:01:12.941235729</dc:date>
    <meta:print-date>2017-04-03T12:23:29.985893000</meta:print-date>
    <meta:document-statistic meta:table-count="0" meta:image-count="0" meta:object-count="0" meta:page-count="2" meta:paragraph-count="65" meta:word-count="287" meta:character-count="1960" meta:non-whitespace-character-count="103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